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imeraPagWebAgostinaMasut</text:p>
      <text:p text:style-name="Standard">4A57jb78jTuJE2BvoOg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0T19:10:53.880576314</meta:creation-date>
    <dc:date>2020-08-30T19:46:56.936589677</dc:date>
    <meta:editing-duration>PT25M52S</meta:editing-duration>
    <meta:editing-cycles>1</meta:editing-cycles>
    <meta:document-statistic meta:table-count="0" meta:image-count="0" meta:object-count="0" meta:page-count="1" meta:paragraph-count="2" meta:word-count="2" meta:character-count="46" meta:non-whitespace-character-count="46"/>
    <meta:generator>LibreOffice/6.4.5.2$Linux_X86_64 LibreOffice_project/40$Build-2</meta:generator>
  </office:meta>
</office:document-meta>
</file>